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" style:parent-style-name="Normal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8" style:parent-style-name="Normal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2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1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2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Instituto Federal do Norte de Minas Gerais – Campus Januária<text:line-break/>Tecnologia em Análise e Desenvolvimento de Sistemas<text:line-break/>Desenvolvimento de Sistemas Corporativos<text:s/></text:p>
      <text:p text:style-name="P4"/>
      <text:p text:style-name="P5">Evanio Gabriel<text:s/>de Souza Francisco, Rodrigo Marques Campos<text:line-break/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line-break/>Minimundo: Oficina de motos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Januária,<text:line-break/>2017</text:p>
      <text:p text:style-name="P30">Minimundo: Software para oficina de Motos</text:p>
      <text:p text:style-name="P31"/>
      <text:soft-page-break/>
      <text:p text:style-name="P32">Na oficina JR Moto peças, situada na rua Teodoro Amorim, número 10, em Campo Alegre de Minas, Minas Gerais, Brasil<text:s/>todo o gerenciamento da oficina ainda é feita em papeis, maneira considerada arcaica para os dias de hoje. Jânio Marques Campos,<text:s/>o atual dono da empresa,<text:s/>procura uma forma mais rápida e pratica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text:s/></text:p>
      <text:p text:style-name="P33"><text:tab/>No dia a dia da oficina são encontrados diversos problemas e dificuldades, mas a maior delas é o controle de estoque, por mais que seja feito o inventario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<text:s/>e muitas das vezes o funcionário garante ao cliente que tem a determinada peça mas<text:s/>no final não tem, ou tem a peça e o funcionário acaba não encontrando<text:s/>e dizendo ao cliente que não tem, isso gera perda de tempo e dinheiro.</text:p>
      <text:p text:style-name="P34">A oficina atende tanto clientes físicos quanto jurídicos. Deve-se considerar que cada cliente pode possuir mais de uma moto. Os clientes podem optar por fazer o pagamento a vista ou prazo.<text:s/><text:tab/></text:p>
      <text:p text:style-name="P35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<text:s/>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.1812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" style:parent-style-name="Head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drigo Marques</meta:initial-creator>
    <dc:creator>word2</dc:creator>
    <meta:creation-date>2017-04-13T22:25:00Z</meta:creation-date>
    <dc:date>2017-04-13T22:25:00Z</dc:date>
    <meta:template xlink:href="Normal" xlink:type="simple"/>
    <meta:editing-cycles>2</meta:editing-cycles>
    <meta:editing-duration>PT0S</meta:editing-duration>
    <meta:document-statistic meta:page-count="3" meta:paragraph-count="5" meta:word-count="385" meta:character-count="2578" meta:row-count="18" meta:non-whitespace-character-count="2198"/>
  </office:meta>
</office:document-meta>
</file>